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0f633f" officeooo:paragraph-rsid="000f633f" style:font-name-asian="Liberation Serif1" style:font-name-complex="Liberation Serif1"/>
    </style:style>
    <style:style style:name="P2" style:family="paragraph" style:parent-style-name="Standard">
      <style:text-properties style:font-name="Liberation Serif1" officeooo:rsid="000fc888" officeooo:paragraph-rsid="000fc888" style:font-name-asian="Liberation Serif1" style:font-name-complex="Liberation Serif1"/>
    </style:style>
    <style:style style:name="P3" style:family="paragraph" style:parent-style-name="Standard">
      <style:text-properties style:font-name="Liberation Serif1" officeooo:rsid="000fc888" officeooo:paragraph-rsid="0011e68b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11e68b" officeooo:paragraph-rsid="0011e68b" style:font-name-asian="Liberation Serif1" style:font-name-complex="Liberation Serif1"/>
    </style:style>
    <style:style style:name="P5" style:family="paragraph" style:parent-style-name="Standard">
      <style:text-properties style:font-name="Liberation Serif1" fo:font-weight="bold" officeooo:rsid="000fc888" officeooo:paragraph-rsid="0011e68b" style:font-name-asian="Liberation Serif1" style:font-weight-asian="bold" style:font-name-complex="Liberation Serif1" style:font-weight-complex="bold"/>
    </style:style>
    <style:style style:name="P6" style:family="paragraph" style:parent-style-name="Text_20_body">
      <style:text-properties style:font-name="Liberation Serif1" officeooo:rsid="0011a8f5" officeooo:paragraph-rsid="0011a8f5" style:font-name-asian="Liberation Serif1" style:font-name-complex="Liberation Serif1"/>
    </style:style>
    <style:style style:name="T1" style:family="text">
      <style:text-properties officeooo:rsid="000fc888"/>
    </style:style>
    <style:style style:name="T2" style:family="text">
      <style:text-properties officeooo:rsid="0011e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(A,B)</text:p>
      <text:p text:style-name="P1"/>
      <text:p text:style-name="P1"><text:tab/>A,B→A</text:p>
      <text:p text:style-name="P1"><text:tab/>A,B→B</text:p>
      <text:p text:style-name="P1"/>
      <text:p text:style-name="P1">2. R(A,B,C)</text:p>
      <text:p text:style-name="P1"/>
      <text:p text:style-name="P1"><text:tab/>AB→B</text:p>
      <text:p text:style-name="P1"><text:tab/>AC→B</text:p>
      <text:p text:style-name="P1"><text:tab/>A→B</text:p>
      <text:p text:style-name="P1"><text:tab/>B→B</text:p>
      <text:p text:style-name="P1"/>
      <text:p text:style-name="P2">3. Igazolja, hogy ha A → B, akkor AC → B is teljesül.</text:p>
      <text:p text:style-name="P3"/>
      <text:p text:style-name="P5">A→B <text:span text:style-name="T2">=&gt; AC→BC</text:span></text:p>
      <text:p text:style-name="P4">A→B=&gt;AA→AB AA=A</text:p>
      <text:p text:style-name="P4"/>
      <text:p text:style-name="P4"/>
      <text:p text:style-name="P2">4. Igazolja, hogy ha A → B és C → D, akkor AC → BD is teljesül.</text:p>
      <text:p text:style-name="P2"/>
      <text:p text:style-name="P6">b x = a<text:line-break/>d y = c<text:line-break/>=&gt; bdxy = ac =&gt; xy = ac/(b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2:21:48.116362159</meta:creation-date>
    <meta:editing-duration>PT10S</meta:editing-duration>
    <meta:editing-cycles>2</meta:editing-cycles>
    <meta:generator>LibreOffice/6.0.6.2$Linux_X86_64 LibreOffice_project/00m0$Build-2</meta:generator>
    <dc:date>2021-12-01T13:14:03.182982707</dc:date>
    <meta:document-statistic meta:table-count="0" meta:image-count="0" meta:object-count="0" meta:page-count="1" meta:paragraph-count="13" meta:word-count="61" meta:character-count="237" meta:non-whitespace-character-count="183"/>
  </office:meta>
</office:document-meta>
</file>